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711cm" draw:z-index="0"><draw:image xlink:href="../../odt/images/304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амыкающий контакт реле с задержкой по замыканию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6cm" svg:height="2.14cm" draw:z-index="0"><draw:image xlink:href="../../odt/images/304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Реализует операцию <text:span text:style-name="T8">логического И</text:span><text:span text:style-name="T9"> с </text:span><text:span text:style-name="T10">задержкой по замыканию</text:span> для <text:span text:style-name="T8">входа блока</text:span> и значения, поданного на соответствующую <text:span text:style-name="T8">управляющую обмотку реле:</text:span></text:p>
            <text:p text:style-name="P4"><draw:frame draw:style-name="fr3" draw:name="Объект1" text:anchor-type="as-char" svg:width="13.185cm" svg:height="1.33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text:span text:style-name="T7">где </text:span><text:span text:style-name="T7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 – выходной сигнал блока,</text:span><text:span text:style-name="T7"><draw:frame draw:style-name="fr3" draw:name="Объект3" text:anchor-type="as-char" svg:width="1.75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– значение (состояние) реле, </text:span><text:span text:style-name="T7"><draw:frame draw:style-name="fr3" draw:name="Объект4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входной сигнал блока. Задержка по замыканию относится только к включению реле.</text:span></text:p>
            <text:p text:style-name="Text_20_body"><text:span text:style-name="T2">Для того чтобы посмотреть структуру алгоритма – нажмите правой кнопкой на блок и выберите пункт «Действия» </text:span><text:span text:style-name="T3">→</text:span><text:span text:style-name="T2"> «Войти в субмодель». Передача сигнала</text:span><text:span text:style-name="T6"> </text:span><text:span text:style-name="T2">с управляющей обмотки реле реализуется при помощи блока </text:span><text:span text:style-name="T4">Из памяти</text:span><text:span text:style-name="T5">. </text:span><text:span text:style-name="T4">Задержка по замыканию</text:span><text:span text:style-name="T5"> реализована блоком </text:span><text:span text:style-name="T4">Задержка по включению</text:span><text:span text:style-name="T5">.</text:span></text:p>
            <text:p text:style-name="Text_20_body"><text:span text:style-name="T1">Свойства</text:span>:</text:p>
            <text:list xml:id="list3464818316806503710" text:style-name="L1">
              <text:list-item>
                <text:p text:style-name="P5">Имя реле – имя, по которому определяется управляющее воздействие.</text:p>
              </text:list-item>
              <text:list-item>
                <text:p text:style-name="P5">Время задержки – время задержки<draw:frame draw:style-name="fr3" draw:name="Объект5" text:anchor-type="as-char" svg:width="0.693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при включении контакта реле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ыкающий контакт реле с задержкой по замыканию</dc:title>
    <dc:date>2012-03-30T16:31:28.95</dc:date>
    <meta:generator>OpenOffice_Beta/4.1.0$Win32 OpenOffice.org_project/410m14$Build-9760</meta:generator>
    <meta:editing-duration>PT2H41M7S</meta:editing-duration>
    <meta:editing-cycles>127</meta:editing-cycles>
    <meta:document-statistic meta:table-count="1" meta:image-count="2" meta:object-count="5" meta:page-count="1" meta:paragraph-count="13" meta:word-count="117" meta:character-count="78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(t)=1, ~и~ x_relais(t)=1 ~в течение времени~ T_1; #
alignl 0, ~ если u(t)=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